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0.760886707" calcext:value-type="float">
            <text:p>20.760886707</text:p>
          </table:table-cell>
          <table:table-cell office:value-type="float" office:value="25.5652737177" calcext:value-type="float">
            <text:p>25.5652737177</text:p>
          </table:table-cell>
        </table:table-row>
        <table:table-row table:style-name="ro1">
          <table:table-cell office:value-type="float" office:value="21.760886707" calcext:value-type="float">
            <text:p>21.760886707</text:p>
          </table:table-cell>
          <table:table-cell office:value-type="float" office:value="87.9503212469" calcext:value-type="float">
            <text:p>87.9503212469</text:p>
          </table:table-cell>
        </table:table-row>
        <table:table-row table:style-name="ro1">
          <table:table-cell office:value-type="float" office:value="51.8563481776" calcext:value-type="float">
            <text:p>51.8563481776</text:p>
          </table:table-cell>
          <table:table-cell office:value-type="float" office:value="105.954778773" calcext:value-type="float">
            <text:p>105.954778773</text:p>
          </table:table-cell>
        </table:table-row>
        <table:table-row table:style-name="ro1">
          <table:table-cell office:value-type="float" office:value="49.350781799" calcext:value-type="float">
            <text:p>49.350781799</text:p>
          </table:table-cell>
          <table:table-cell office:value-type="float" office:value="97.4964081779" calcext:value-type="float">
            <text:p>97.4964081779</text:p>
          </table:table-cell>
        </table:table-row>
        <table:table-row table:style-name="ro1">
          <table:table-cell office:value-type="float" office:value="50.698305781" calcext:value-type="float">
            <text:p>50.698305781</text:p>
          </table:table-cell>
          <table:table-cell office:value-type="float" office:value="94.3472124168" calcext:value-type="float">
            <text:p>94.3472124168</text:p>
          </table:table-cell>
        </table:table-row>
        <table:table-row table:style-name="ro1">
          <table:table-cell office:value-type="float" office:value="49.0109248821" calcext:value-type="float">
            <text:p>49.0109248821</text:p>
          </table:table-cell>
          <table:table-cell office:value-type="float" office:value="85.6339054109" calcext:value-type="float">
            <text:p>85.6339054109</text:p>
          </table:table-cell>
        </table:table-row>
        <table:table-row table:style-name="ro1">
          <table:table-cell office:value-type="float" office:value="49.3922399666" calcext:value-type="float">
            <text:p>49.3922399666</text:p>
          </table:table-cell>
          <table:table-cell office:value-type="float" office:value="80.4487599736" calcext:value-type="float">
            <text:p>80.4487599736</text:p>
          </table:table-cell>
        </table:table-row>
        <table:table-row table:style-name="ro1">
          <table:table-cell office:value-type="float" office:value="49.3250910874" calcext:value-type="float">
            <text:p>49.3250910874</text:p>
          </table:table-cell>
          <table:table-cell office:value-type="float" office:value="80.8661649501" calcext:value-type="float">
            <text:p>80.8661649501</text:p>
          </table:table-cell>
        </table:table-row>
        <table:table-row table:style-name="ro1">
          <table:table-cell office:value-type="float" office:value="50.0702507073" calcext:value-type="float">
            <text:p>50.0702507073</text:p>
          </table:table-cell>
          <table:table-cell office:value-type="float" office:value="74.408816518" calcext:value-type="float">
            <text:p>74.408816518</text:p>
          </table:table-cell>
        </table:table-row>
        <table:table-row table:style-name="ro1">
          <table:table-cell office:value-type="float" office:value="39.6006004039" calcext:value-type="float">
            <text:p>39.6006004039</text:p>
          </table:table-cell>
          <table:table-cell office:value-type="float" office:value="74.6638890505" calcext:value-type="float">
            <text:p>74.6638890505</text:p>
          </table:table-cell>
        </table:table-row>
        <table:table-row table:style-name="ro1">
          <table:table-cell office:value-type="float" office:value="36.4069849943" calcext:value-type="float">
            <text:p>36.4069849943</text:p>
          </table:table-cell>
          <table:table-cell office:value-type="float" office:value="75.2597810574" calcext:value-type="float">
            <text:p>75.2597810574</text:p>
          </table:table-cell>
        </table:table-row>
        <table:table-row table:style-name="ro1">
          <table:table-cell office:value-type="float" office:value="36.5345738133" calcext:value-type="float">
            <text:p>36.5345738133</text:p>
          </table:table-cell>
          <table:table-cell office:value-type="float" office:value="74.181225194" calcext:value-type="float">
            <text:p>74.181225194</text:p>
          </table:table-cell>
        </table:table-row>
        <table:table-row table:style-name="ro1">
          <table:table-cell office:value-type="float" office:value="36.461099478" calcext:value-type="float">
            <text:p>36.461099478</text:p>
          </table:table-cell>
          <table:table-cell office:value-type="float" office:value="74.1884168398" calcext:value-type="float">
            <text:p>74.1884168398</text:p>
          </table:table-cell>
        </table:table-row>
        <table:table-row table:style-name="ro1">
          <table:table-cell office:value-type="float" office:value="38.8820620757" calcext:value-type="float">
            <text:p>38.8820620757</text:p>
          </table:table-cell>
          <table:table-cell office:value-type="float" office:value="71.2663297583" calcext:value-type="float">
            <text:p>71.2663297583</text:p>
          </table:table-cell>
        </table:table-row>
        <table:table-row table:style-name="ro1">
          <table:table-cell office:value-type="float" office:value="114.101811759" calcext:value-type="float">
            <text:p>114.101811759</text:p>
          </table:table-cell>
          <table:table-cell office:value-type="float" office:value="68.9493537057" calcext:value-type="float">
            <text:p>68.9493537057</text:p>
          </table:table-cell>
        </table:table-row>
        <table:table-row table:style-name="ro1">
          <table:table-cell office:value-type="float" office:value="116.556148862" calcext:value-type="float">
            <text:p>116.556148862</text:p>
          </table:table-cell>
          <table:table-cell office:value-type="float" office:value="68.5346367753" calcext:value-type="float">
            <text:p>68.5346367753</text:p>
          </table:table-cell>
        </table:table-row>
        <table:table-row table:style-name="ro1">
          <table:table-cell office:value-type="float" office:value="142.684167691" calcext:value-type="float">
            <text:p>142.684167691</text:p>
          </table:table-cell>
          <table:table-cell office:value-type="float" office:value="67.8915535419" calcext:value-type="float">
            <text:p>67.8915535419</text:p>
          </table:table-cell>
        </table:table-row>
        <table:table-row table:style-name="ro1">
          <table:table-cell office:value-type="float" office:value="142.684167691" calcext:value-type="float">
            <text:p>142.684167691</text:p>
          </table:table-cell>
          <table:table-cell office:value-type="float" office:value="67.029636273" calcext:value-type="float">
            <text:p>67.029636273</text:p>
          </table:table-cell>
        </table:table-row>
        <table:table-row table:style-name="ro1">
          <table:table-cell office:value-type="float" office:value="142.684167691" calcext:value-type="float">
            <text:p>142.684167691</text:p>
          </table:table-cell>
          <table:table-cell office:value-type="float" office:value="41.8387555277" calcext:value-type="float">
            <text:p>41.8387555277</text:p>
          </table:table-cell>
        </table:table-row>
        <table:table-row table:style-name="ro1">
          <table:table-cell office:value-type="float" office:value="142.684167691" calcext:value-type="float">
            <text:p>142.684167691</text:p>
          </table:table-cell>
          <table:table-cell office:value-type="float" office:value="48.9903759199" calcext:value-type="float">
            <text:p>48.9903759199</text:p>
          </table:table-cell>
        </table:table-row>
        <table:table-row table:style-name="ro1">
          <table:table-cell office:value-type="float" office:value="142.684167691" calcext:value-type="float">
            <text:p>142.684167691</text:p>
          </table:table-cell>
          <table:table-cell office:value-type="float" office:value="48.7958230091" calcext:value-type="float">
            <text:p>48.7958230091</text:p>
          </table:table-cell>
        </table:table-row>
        <table:table-row table:style-name="ro1">
          <table:table-cell office:value-type="float" office:value="142.17490737" calcext:value-type="float">
            <text:p>142.17490737</text:p>
          </table:table-cell>
          <table:table-cell office:value-type="float" office:value="56.2936365279" calcext:value-type="float">
            <text:p>56.2936365279</text:p>
          </table:table-cell>
        </table:table-row>
        <table:table-row table:style-name="ro1">
          <table:table-cell office:value-type="float" office:value="142.399768238" calcext:value-type="float">
            <text:p>142.399768238</text:p>
          </table:table-cell>
          <table:table-cell office:value-type="float" office:value="63.7911982049" calcext:value-type="float">
            <text:p>63.7911982049</text:p>
          </table:table-cell>
        </table:table-row>
        <table:table-row table:style-name="ro1">
          <table:table-cell office:value-type="float" office:value="129.921581104" calcext:value-type="float">
            <text:p>129.921581104</text:p>
          </table:table-cell>
          <table:table-cell office:value-type="float" office:value="71.4781016147" calcext:value-type="float">
            <text:p>71.4781016147</text:p>
          </table:table-cell>
        </table:table-row>
        <table:table-row table:style-name="ro1">
          <table:table-cell office:value-type="float" office:value="102.520083472" calcext:value-type="float">
            <text:p>102.520083472</text:p>
          </table:table-cell>
          <table:table-cell office:value-type="float" office:value="76.655197241" calcext:value-type="float">
            <text:p>76.655197241</text:p>
          </table:table-cell>
        </table:table-row>
        <table:table-row table:style-name="ro1">
          <table:table-cell office:value-type="float" office:value="102.302593272" calcext:value-type="float">
            <text:p>102.302593272</text:p>
          </table:table-cell>
          <table:table-cell office:value-type="float" office:value="78.7822452345" calcext:value-type="float">
            <text:p>78.7822452345</text:p>
          </table:table-cell>
        </table:table-row>
        <table:table-row table:style-name="ro1">
          <table:table-cell office:value-type="float" office:value="30.1510945717" calcext:value-type="float">
            <text:p>30.1510945717</text:p>
          </table:table-cell>
          <table:table-cell office:value-type="float" office:value="81.4269476266" calcext:value-type="float">
            <text:p>81.4269476266</text:p>
          </table:table-cell>
        </table:table-row>
        <table:table-row table:style-name="ro1">
          <table:table-cell office:value-type="float" office:value="28.5946324957" calcext:value-type="float">
            <text:p>28.5946324957</text:p>
          </table:table-cell>
          <table:table-cell office:value-type="float" office:value="81.8898721277" calcext:value-type="float">
            <text:p>81.8898721277</text:p>
          </table:table-cell>
        </table:table-row>
        <table:table-row table:style-name="ro1">
          <table:table-cell office:value-type="float" office:value="36.1181608956" calcext:value-type="float">
            <text:p>36.1181608956</text:p>
          </table:table-cell>
          <table:table-cell office:value-type="float" office:value="81.9667303213" calcext:value-type="float">
            <text:p>81.9667303213</text:p>
          </table:table-cell>
        </table:table-row>
        <table:table-row table:style-name="ro1">
          <table:table-cell office:value-type="float" office:value="34.3331224153" calcext:value-type="float">
            <text:p>34.3331224153</text:p>
          </table:table-cell>
          <table:table-cell office:value-type="float" office:value="74.7989550833" calcext:value-type="float">
            <text:p>74.7989550833</text:p>
          </table:table-cell>
        </table:table-row>
        <table:table-row table:style-name="ro1">
          <table:table-cell office:value-type="float" office:value="30.9156597149" calcext:value-type="float">
            <text:p>30.9156597149</text:p>
          </table:table-cell>
          <table:table-cell office:value-type="float" office:value="67.1908430761" calcext:value-type="float">
            <text:p>67.1908430761</text:p>
          </table:table-cell>
        </table:table-row>
        <table:table-row table:style-name="ro1">
          <table:table-cell office:value-type="float" office:value="30.9156597149" calcext:value-type="float">
            <text:p>30.9156597149</text:p>
          </table:table-cell>
          <table:table-cell office:value-type="float" office:value="68.7818162194" calcext:value-type="float">
            <text:p>68.7818162194</text:p>
          </table:table-cell>
        </table:table-row>
        <table:table-row table:style-name="ro1">
          <table:table-cell office:value-type="float" office:value="28.6757587553" calcext:value-type="float">
            <text:p>28.6757587553</text:p>
          </table:table-cell>
          <table:table-cell office:value-type="float" office:value="50.5429827059" calcext:value-type="float">
            <text:p>50.5429827059</text:p>
          </table:table-cell>
        </table:table-row>
        <table:table-row table:style-name="ro1">
          <table:table-cell office:value-type="float" office:value="27.9576580536" calcext:value-type="float">
            <text:p>27.9576580536</text:p>
          </table:table-cell>
          <table:table-cell office:value-type="float" office:value="22.3335326118" calcext:value-type="float">
            <text:p>22.3335326118</text:p>
          </table:table-cell>
        </table:table-row>
        <table:table-row table:style-name="ro1">
          <table:table-cell office:value-type="float" office:value="27.2733084935" calcext:value-type="float">
            <text:p>27.2733084935</text:p>
          </table:table-cell>
          <table:table-cell office:value-type="float" office:value="22.4221050022" calcext:value-type="float">
            <text:p>22.4221050022</text:p>
          </table:table-cell>
        </table:table-row>
        <table:table-row table:style-name="ro1">
          <table:table-cell office:value-type="float" office:value="25.9484043578" calcext:value-type="float">
            <text:p>25.9484043578</text:p>
          </table:table-cell>
          <table:table-cell office:value-type="float" office:value="22.6449491669" calcext:value-type="float">
            <text:p>22.6449491669</text:p>
          </table:table-cell>
        </table:table-row>
        <table:table-row table:style-name="ro1">
          <table:table-cell office:value-type="float" office:value="25.5733181089" calcext:value-type="float">
            <text:p>25.5733181089</text:p>
          </table:table-cell>
          <table:table-cell office:value-type="float" office:value="22.809735108" calcext:value-type="float">
            <text:p>22.809735108</text:p>
          </table:table-cell>
        </table:table-row>
        <table:table-row table:style-name="ro1">
          <table:table-cell office:value-type="float" office:value="25.0054729303" calcext:value-type="float">
            <text:p>25.0054729303</text:p>
          </table:table-cell>
          <table:table-cell office:value-type="float" office:value="22.9421511745" calcext:value-type="float">
            <text:p>22.9421511745</text:p>
          </table:table-cell>
        </table:table-row>
        <table:table-row table:style-name="ro1">
          <table:table-cell office:value-type="float" office:value="25.0054729303" calcext:value-type="float">
            <text:p>25.0054729303</text:p>
          </table:table-cell>
          <table:table-cell office:value-type="float" office:value="24.966556335" calcext:value-type="float">
            <text:p>24.966556335</text:p>
          </table:table-cell>
        </table:table-row>
        <table:table-row table:style-name="ro1">
          <table:table-cell office:value-type="float" office:value="24.5626271674" calcext:value-type="float">
            <text:p>24.5626271674</text:p>
          </table:table-cell>
          <table:table-cell office:value-type="float" office:value="25.1088751494" calcext:value-type="float">
            <text:p>25.1088751494</text:p>
          </table:table-cell>
        </table:table-row>
        <table:table-row table:style-name="ro1">
          <table:table-cell office:value-type="float" office:value="24.2058859748" calcext:value-type="float">
            <text:p>24.2058859748</text:p>
          </table:table-cell>
          <table:table-cell office:value-type="float" office:value="25.7372089498" calcext:value-type="float">
            <text:p>25.7372089498</text:p>
          </table:table-cell>
        </table:table-row>
        <table:table-row table:style-name="ro1">
          <table:table-cell office:value-type="float" office:value="24.2058859748" calcext:value-type="float">
            <text:p>24.2058859748</text:p>
          </table:table-cell>
          <table:table-cell office:value-type="float" office:value="25.9775166875" calcext:value-type="float">
            <text:p>25.9775166875</text:p>
          </table:table-cell>
        </table:table-row>
        <table:table-row table:style-name="ro1">
          <table:table-cell office:value-type="float" office:value="24.1668658158" calcext:value-type="float">
            <text:p>24.1668658158</text:p>
          </table:table-cell>
          <table:table-cell office:value-type="float" office:value="25.9787892646" calcext:value-type="float">
            <text:p>25.9787892646</text:p>
          </table:table-cell>
        </table:table-row>
        <table:table-row table:style-name="ro1">
          <table:table-cell office:value-type="float" office:value="24.1668658158" calcext:value-type="float">
            <text:p>24.1668658158</text:p>
          </table:table-cell>
          <table:table-cell office:value-type="float" office:value="25.8794752807" calcext:value-type="float">
            <text:p>25.8794752807</text:p>
          </table:table-cell>
        </table:table-row>
        <table:table-row table:style-name="ro1">
          <table:table-cell office:value-type="float" office:value="23.8343492667" calcext:value-type="float">
            <text:p>23.8343492667</text:p>
          </table:table-cell>
          <table:table-cell office:value-type="float" office:value="27.733752602" calcext:value-type="float">
            <text:p>27.733752602</text:p>
          </table:table-cell>
        </table:table-row>
        <table:table-row table:style-name="ro1">
          <table:table-cell office:value-type="float" office:value="23.8343492667" calcext:value-type="float">
            <text:p>23.8343492667</text:p>
          </table:table-cell>
          <table:table-cell office:value-type="float" office:value="27.6394501364" calcext:value-type="float">
            <text:p>27.6394501364</text:p>
          </table:table-cell>
        </table:table-row>
        <table:table-row table:style-name="ro1">
          <table:table-cell office:value-type="float" office:value="25.4280350939" calcext:value-type="float">
            <text:p>25.4280350939</text:p>
          </table:table-cell>
          <table:table-cell office:value-type="float" office:value="27.6394501364" calcext:value-type="float">
            <text:p>27.6394501364</text:p>
          </table:table-cell>
        </table:table-row>
        <table:table-row table:style-name="ro1">
          <table:table-cell office:value-type="float" office:value="13.6740484328" calcext:value-type="float">
            <text:p>13.6740484328</text:p>
          </table:table-cell>
          <table:table-cell office:value-type="float" office:value="27.6023832116" calcext:value-type="float">
            <text:p>27.6023832116</text:p>
          </table:table-cell>
        </table:table-row>
        <table:table-row table:style-name="ro1">
          <table:table-cell office:value-type="float" office:value="13.4672671526" calcext:value-type="float">
            <text:p>13.4672671526</text:p>
          </table:table-cell>
          <table:table-cell office:value-type="float" office:value="27.4888241534" calcext:value-type="float">
            <text:p>27.4888241534</text:p>
          </table:table-cell>
        </table:table-row>
        <table:table-row table:style-name="ro1">
          <table:table-cell office:value-type="float" office:value="79.0155131156" calcext:value-type="float">
            <text:p>79.0155131156</text:p>
          </table:table-cell>
          <table:table-cell office:value-type="float" office:value="27.4171575654" calcext:value-type="float">
            <text:p>27.4171575654</text:p>
          </table:table-cell>
        </table:table-row>
        <table:table-row table:style-name="ro1">
          <table:table-cell office:value-type="float" office:value="67.3042718567" calcext:value-type="float">
            <text:p>67.3042718567</text:p>
          </table:table-cell>
          <table:table-cell office:value-type="float" office:value="27.3783836803" calcext:value-type="float">
            <text:p>27.3783836803</text:p>
          </table:table-cell>
        </table:table-row>
        <table:table-row table:style-name="ro1">
          <table:table-cell office:value-type="float" office:value="90.9075300242" calcext:value-type="float">
            <text:p>90.9075300242</text:p>
          </table:table-cell>
          <table:table-cell office:value-type="float" office:value="14.3011604659" calcext:value-type="float">
            <text:p>14.3011604659</text:p>
          </table:table-cell>
        </table:table-row>
        <table:table-row table:style-name="ro1">
          <table:table-cell office:value-type="float" office:value="83.1897586258" calcext:value-type="float">
            <text:p>83.1897586258</text:p>
          </table:table-cell>
          <table:table-cell office:value-type="float" office:value="14.3011604659" calcext:value-type="float">
            <text:p>14.3011604659</text:p>
          </table:table-cell>
        </table:table-row>
        <table:table-row table:style-name="ro1">
          <table:table-cell office:value-type="float" office:value="78.6114482523" calcext:value-type="float">
            <text:p>78.6114482523</text:p>
          </table:table-cell>
          <table:table-cell office:value-type="float" office:value="15.0272696814" calcext:value-type="float">
            <text:p>15.0272696814</text:p>
          </table:table-cell>
        </table:table-row>
        <table:table-row table:style-name="ro1">
          <table:table-cell office:value-type="float" office:value="75.8349627752" calcext:value-type="float">
            <text:p>75.8349627752</text:p>
          </table:table-cell>
          <table:table-cell office:value-type="float" office:value="23.2856553502" calcext:value-type="float">
            <text:p>23.2856553502</text:p>
          </table:table-cell>
        </table:table-row>
        <table:table-row table:style-name="ro1">
          <table:table-cell office:value-type="float" office:value="96.1589704581" calcext:value-type="float">
            <text:p>96.1589704581</text:p>
          </table:table-cell>
          <table:table-cell office:value-type="float" office:value="27.8486963017" calcext:value-type="float">
            <text:p>27.8486963017</text:p>
          </table:table-cell>
        </table:table-row>
        <table:table-row table:style-name="ro1">
          <table:table-cell office:value-type="float" office:value="98.7744733938" calcext:value-type="float">
            <text:p>98.7744733938</text:p>
          </table:table-cell>
          <table:table-cell office:value-type="float" office:value="45.2389448336" calcext:value-type="float">
            <text:p>45.2389448336</text:p>
          </table:table-cell>
        </table:table-row>
        <table:table-row table:style-name="ro1">
          <table:table-cell office:value-type="float" office:value="97.2697412352" calcext:value-type="float">
            <text:p>97.2697412352</text:p>
          </table:table-cell>
          <table:table-cell office:value-type="float" office:value="61.1048059129" calcext:value-type="float">
            <text:p>61.1048059129</text:p>
          </table:table-cell>
        </table:table-row>
        <table:table-row table:style-name="ro1">
          <table:table-cell office:value-type="float" office:value="140.010547115" calcext:value-type="float">
            <text:p>140.010547115</text:p>
          </table:table-cell>
          <table:table-cell office:value-type="float" office:value="58.734468484" calcext:value-type="float">
            <text:p>58.734468484</text:p>
          </table:table-cell>
        </table:table-row>
        <table:table-row table:style-name="ro1">
          <table:table-cell office:value-type="float" office:value="111.281909841" calcext:value-type="float">
            <text:p>111.281909841</text:p>
          </table:table-cell>
          <table:table-cell office:value-type="float" office:value="61.9147832992" calcext:value-type="float">
            <text:p>61.9147832992</text:p>
          </table:table-cell>
        </table:table-row>
        <table:table-row table:style-name="ro1">
          <table:table-cell office:value-type="float" office:value="101.840951893" calcext:value-type="float">
            <text:p>101.840951893</text:p>
          </table:table-cell>
          <table:table-cell office:value-type="float" office:value="67.0026655812" calcext:value-type="float">
            <text:p>67.0026655812</text:p>
          </table:table-cell>
        </table:table-row>
        <table:table-row table:style-name="ro1">
          <table:table-cell office:value-type="float" office:value="98.401144412" calcext:value-type="float">
            <text:p>98.401144412</text:p>
          </table:table-cell>
          <table:table-cell office:value-type="float" office:value="67.7875396472" calcext:value-type="float">
            <text:p>67.7875396472</text:p>
          </table:table-cell>
        </table:table-row>
        <table:table-row table:style-name="ro1">
          <table:table-cell office:value-type="float" office:value="96.2090978314" calcext:value-type="float">
            <text:p>96.2090978314</text:p>
          </table:table-cell>
          <table:table-cell office:value-type="float" office:value="65.9701421855" calcext:value-type="float">
            <text:p>65.9701421855</text:p>
          </table:table-cell>
        </table:table-row>
        <table:table-row table:style-name="ro1">
          <table:table-cell office:value-type="float" office:value="94.5803990035" calcext:value-type="float">
            <text:p>94.5803990035</text:p>
          </table:table-cell>
          <table:table-cell office:value-type="float" office:value="71.4552841754" calcext:value-type="float">
            <text:p>71.4552841754</text:p>
          </table:table-cell>
        </table:table-row>
        <table:table-row table:style-name="ro1">
          <table:table-cell office:value-type="float" office:value="63.9853975487" calcext:value-type="float">
            <text:p>63.9853975487</text:p>
          </table:table-cell>
          <table:table-cell office:value-type="float" office:value="73.5844877871" calcext:value-type="float">
            <text:p>73.5844877871</text:p>
          </table:table-cell>
        </table:table-row>
        <table:table-row table:style-name="ro1">
          <table:table-cell office:value-type="float" office:value="63.9853975487" calcext:value-type="float">
            <text:p>63.9853975487</text:p>
          </table:table-cell>
          <table:table-cell office:value-type="float" office:value="138.423176999" calcext:value-type="float">
            <text:p>138.423176999</text:p>
          </table:table-cell>
        </table:table-row>
        <table:table-row table:style-name="ro1">
          <table:table-cell office:value-type="float" office:value="60.908590989" calcext:value-type="float">
            <text:p>60.908590989</text:p>
          </table:table-cell>
          <table:table-cell office:value-type="float" office:value="117.492299836" calcext:value-type="float">
            <text:p>117.492299836</text:p>
          </table:table-cell>
        </table:table-row>
        <table:table-row table:style-name="ro1">
          <table:table-cell office:value-type="float" office:value="62.3111811286" calcext:value-type="float">
            <text:p>62.3111811286</text:p>
          </table:table-cell>
          <table:table-cell office:value-type="float" office:value="125.634984043" calcext:value-type="float">
            <text:p>125.634984043</text:p>
          </table:table-cell>
        </table:table-row>
        <table:table-row table:style-name="ro1">
          <table:table-cell office:value-type="float" office:value="39.7352510889" calcext:value-type="float">
            <text:p>39.7352510889</text:p>
          </table:table-cell>
          <table:table-cell office:value-type="float" office:value="137.644091312" calcext:value-type="float">
            <text:p>137.644091312</text:p>
          </table:table-cell>
        </table:table-row>
        <table:table-row table:style-name="ro1">
          <table:table-cell office:value-type="float" office:value="40.4759003123" calcext:value-type="float">
            <text:p>40.4759003123</text:p>
          </table:table-cell>
          <table:table-cell office:value-type="float" office:value="127.800091742" calcext:value-type="float">
            <text:p>127.800091742</text:p>
          </table:table-cell>
        </table:table-row>
        <table:table-row table:style-name="ro1">
          <table:table-cell office:value-type="float" office:value="40.6410450257" calcext:value-type="float">
            <text:p>40.6410450257</text:p>
          </table:table-cell>
          <table:table-cell office:value-type="float" office:value="120.92368285" calcext:value-type="float">
            <text:p>120.92368285</text:p>
          </table:table-cell>
        </table:table-row>
        <table:table-row table:style-name="ro1">
          <table:table-cell office:value-type="float" office:value="40.6410450257" calcext:value-type="float">
            <text:p>40.6410450257</text:p>
          </table:table-cell>
          <table:table-cell office:value-type="float" office:value="120.718113709" calcext:value-type="float">
            <text:p>120.718113709</text:p>
          </table:table-cell>
        </table:table-row>
        <table:table-row table:style-name="ro1">
          <table:table-cell office:value-type="float" office:value="40.3512719452" calcext:value-type="float">
            <text:p>40.3512719452</text:p>
          </table:table-cell>
          <table:table-cell office:value-type="float" office:value="104.612757964" calcext:value-type="float">
            <text:p>104.612757964</text:p>
          </table:table-cell>
        </table:table-row>
        <table:table-row table:style-name="ro1">
          <table:table-cell office:value-type="float" office:value="40.2760115331" calcext:value-type="float">
            <text:p>40.2760115331</text:p>
          </table:table-cell>
          <table:table-cell office:value-type="float" office:value="91.0539109177" calcext:value-type="float">
            <text:p>91.0539109177</text:p>
          </table:table-cell>
        </table:table-row>
        <table:table-row table:style-name="ro1">
          <table:table-cell office:value-type="float" office:value="40.6292804479" calcext:value-type="float">
            <text:p>40.6292804479</text:p>
          </table:table-cell>
          <table:table-cell office:value-type="float" office:value="87.0497814104" calcext:value-type="float">
            <text:p>87.0497814104</text:p>
          </table:table-cell>
        </table:table-row>
        <table:table-row table:style-name="ro1">
          <table:table-cell office:value-type="float" office:value="44.9054810828" calcext:value-type="float">
            <text:p>44.9054810828</text:p>
          </table:table-cell>
          <table:table-cell office:value-type="float" office:value="87.4448661856" calcext:value-type="float">
            <text:p>87.4448661856</text:p>
          </table:table-cell>
        </table:table-row>
        <table:table-row table:style-name="ro1">
          <table:table-cell office:value-type="float" office:value="69.7030234443" calcext:value-type="float">
            <text:p>69.7030234443</text:p>
          </table:table-cell>
          <table:table-cell office:value-type="float" office:value="83.3055589067" calcext:value-type="float">
            <text:p>83.3055589067</text:p>
          </table:table-cell>
        </table:table-row>
        <table:table-row table:style-name="ro1">
          <table:table-cell office:value-type="float" office:value="69.7030234443" calcext:value-type="float">
            <text:p>69.7030234443</text:p>
          </table:table-cell>
          <table:table-cell office:value-type="float" office:value="81.4204684033" calcext:value-type="float">
            <text:p>81.4204684033</text:p>
          </table:table-cell>
        </table:table-row>
        <table:table-row table:style-name="ro1">
          <table:table-cell office:value-type="float" office:value="56.2340880612" calcext:value-type="float">
            <text:p>56.2340880612</text:p>
          </table:table-cell>
          <table:table-cell office:value-type="float" office:value="81.4006114123" calcext:value-type="float">
            <text:p>81.4006114123</text:p>
          </table:table-cell>
        </table:table-row>
        <table:table-row table:style-name="ro1">
          <table:table-cell office:value-type="float" office:value="54.4560464721" calcext:value-type="float">
            <text:p>54.4560464721</text:p>
          </table:table-cell>
          <table:table-cell office:value-type="float" office:value="85.3000776725" calcext:value-type="float">
            <text:p>85.3000776725</text:p>
          </table:table-cell>
        </table:table-row>
        <table:table-row table:style-name="ro1">
          <table:table-cell office:value-type="float" office:value="52.9064763031" calcext:value-type="float">
            <text:p>52.9064763031</text:p>
          </table:table-cell>
          <table:table-cell office:value-type="float" office:value="87.4883965683" calcext:value-type="float">
            <text:p>87.4883965683</text:p>
          </table:table-cell>
        </table:table-row>
        <table:table-row table:style-name="ro1">
          <table:table-cell office:value-type="float" office:value="51.7863580574" calcext:value-type="float">
            <text:p>51.7863580574</text:p>
          </table:table-cell>
          <table:table-cell office:value-type="float" office:value="57.156551151" calcext:value-type="float">
            <text:p>57.156551151</text:p>
          </table:table-cell>
        </table:table-row>
        <table:table-row table:style-name="ro1">
          <table:table-cell office:value-type="float" office:value="121.638229919" calcext:value-type="float">
            <text:p>121.638229919</text:p>
          </table:table-cell>
          <table:table-cell office:value-type="float" office:value="62.2447081501" calcext:value-type="float">
            <text:p>62.2447081501</text:p>
          </table:table-cell>
        </table:table-row>
        <table:table-row table:style-name="ro1">
          <table:table-cell office:value-type="float" office:value="121.672869033" calcext:value-type="float">
            <text:p>121.672869033</text:p>
          </table:table-cell>
          <table:table-cell office:value-type="float" office:value="65.4202959215" calcext:value-type="float">
            <text:p>65.4202959215</text:p>
          </table:table-cell>
        </table:table-row>
        <table:table-row table:style-name="ro1">
          <table:table-cell office:value-type="float" office:value="103.804706154" calcext:value-type="float">
            <text:p>103.804706154</text:p>
          </table:table-cell>
          <table:table-cell office:value-type="float" office:value="65.6041517575" calcext:value-type="float">
            <text:p>65.6041517575</text:p>
          </table:table-cell>
        </table:table-row>
        <table:table-row table:style-name="ro1">
          <table:table-cell office:value-type="float" office:value="103.723767534" calcext:value-type="float">
            <text:p>103.723767534</text:p>
          </table:table-cell>
          <table:table-cell office:value-type="float" office:value="65.3942513139" calcext:value-type="float">
            <text:p>65.3942513139</text:p>
          </table:table-cell>
        </table:table-row>
        <table:table-row table:style-name="ro1">
          <table:table-cell office:value-type="float" office:value="102.925781717" calcext:value-type="float">
            <text:p>102.925781717</text:p>
          </table:table-cell>
          <table:table-cell office:value-type="float" office:value="72.2784861813" calcext:value-type="float">
            <text:p>72.2784861813</text:p>
          </table:table-cell>
        </table:table-row>
        <table:table-row table:style-name="ro1">
          <table:table-cell office:value-type="float" office:value="103.16796722" calcext:value-type="float">
            <text:p>103.16796722</text:p>
          </table:table-cell>
          <table:table-cell office:value-type="float" office:value="71.9649661556" calcext:value-type="float">
            <text:p>71.9649661556</text:p>
          </table:table-cell>
        </table:table-row>
        <table:table-row table:style-name="ro1">
          <table:table-cell office:value-type="float" office:value="105.849009955" calcext:value-type="float">
            <text:p>105.849009955</text:p>
          </table:table-cell>
          <table:table-cell office:value-type="float" office:value="62.3722097127" calcext:value-type="float">
            <text:p>62.3722097127</text:p>
          </table:table-cell>
        </table:table-row>
        <table:table-row table:style-name="ro1">
          <table:table-cell office:value-type="float" office:value="105.636273776" calcext:value-type="float">
            <text:p>105.636273776</text:p>
          </table:table-cell>
          <table:table-cell office:value-type="float" office:value="62.2517904664" calcext:value-type="float">
            <text:p>62.2517904664</text:p>
          </table:table-cell>
        </table:table-row>
        <table:table-row table:style-name="ro1">
          <table:table-cell office:value-type="float" office:value="105.636273776" calcext:value-type="float">
            <text:p>105.636273776</text:p>
          </table:table-cell>
          <table:table-cell office:value-type="float" office:value="53.1791628007" calcext:value-type="float">
            <text:p>53.1791628007</text:p>
          </table:table-cell>
        </table:table-row>
        <table:table-row table:style-name="ro1">
          <table:table-cell office:value-type="float" office:value="105.597191813" calcext:value-type="float">
            <text:p>105.597191813</text:p>
          </table:table-cell>
          <table:table-cell office:value-type="float" office:value="48.5768899945" calcext:value-type="float">
            <text:p>48.5768899945</text:p>
          </table:table-cell>
        </table:table-row>
        <table:table-row table:style-name="ro1">
          <table:table-cell office:value-type="float" office:value="87.2228975175" calcext:value-type="float">
            <text:p>87.2228975175</text:p>
          </table:table-cell>
          <table:table-cell office:value-type="float" office:value="39.7131872622" calcext:value-type="float">
            <text:p>39.7131872622</text:p>
          </table:table-cell>
        </table:table-row>
        <table:table-row table:style-name="ro1">
          <table:table-cell office:value-type="float" office:value="87.2228975175" calcext:value-type="float">
            <text:p>87.2228975175</text:p>
          </table:table-cell>
          <table:table-cell office:value-type="float" office:value="31.6073482401" calcext:value-type="float">
            <text:p>31.6073482401</text:p>
          </table:table-cell>
        </table:table-row>
        <table:table-row table:style-name="ro1">
          <table:table-cell office:value-type="float" office:value="19.3374806404" calcext:value-type="float">
            <text:p>19.3374806404</text:p>
          </table:table-cell>
          <table:table-cell office:value-type="float" office:value="31.6203113506" calcext:value-type="float">
            <text:p>31.6203113506</text:p>
          </table:table-cell>
        </table:table-row>
        <table:table-row table:style-name="ro1">
          <table:table-cell office:value-type="float" office:value="18.5639805671" calcext:value-type="float">
            <text:p>18.5639805671</text:p>
          </table:table-cell>
          <table:table-cell office:value-type="float" office:value="74.2719295012" calcext:value-type="float">
            <text:p>74.2719295012</text:p>
          </table:table-cell>
        </table:table-row>
        <table:table-row table:style-name="ro1">
          <table:table-cell office:value-type="float" office:value="23.8518579484" calcext:value-type="float">
            <text:p>23.8518579484</text:p>
          </table:table-cell>
          <table:table-cell office:value-type="float" office:value="85.3793856079" calcext:value-type="float">
            <text:p>85.3793856079</text:p>
          </table:table-cell>
        </table:table-row>
        <table:table-row table:style-name="ro1">
          <table:table-cell office:value-type="float" office:value="23.7249132761" calcext:value-type="float">
            <text:p>23.7249132761</text:p>
          </table:table-cell>
          <table:table-cell office:value-type="float" office:value="145.748495155" calcext:value-type="float">
            <text:p>145.748495155</text:p>
          </table:table-cell>
        </table:table-row>
        <table:table-row table:style-name="ro1">
          <table:table-cell office:value-type="float" office:value="23.6853198856" calcext:value-type="float">
            <text:p>23.6853198856</text:p>
          </table:table-cell>
          <table:table-cell office:value-type="float" office:value="127.472586947" calcext:value-type="float">
            <text:p>127.472586947</text:p>
          </table:table-cell>
        </table:table-row>
        <table:table-row table:style-name="ro1">
          <table:table-cell office:value-type="float" office:value="23.3206355694" calcext:value-type="float">
            <text:p>23.3206355694</text:p>
          </table:table-cell>
          <table:table-cell office:value-type="float" office:value="113.798025346" calcext:value-type="float">
            <text:p>113.798025346</text:p>
          </table:table-cell>
        </table:table-row>
        <table:table-row table:style-name="ro1">
          <table:table-cell office:value-type="float" office:value="23.2291697877" calcext:value-type="float">
            <text:p>23.2291697877</text:p>
          </table:table-cell>
          <table:table-cell office:value-type="float" office:value="108.022629939" calcext:value-type="float">
            <text:p>108.022629939</text:p>
          </table:table-cell>
        </table:table-row>
        <table:table-row table:style-name="ro1">
          <table:table-cell office:value-type="float" office:value="23.1838759802" calcext:value-type="float">
            <text:p>23.1838759802</text:p>
          </table:table-cell>
          <table:table-cell office:value-type="float" office:value="121.03921903" calcext:value-type="float">
            <text:p>121.03921903</text:p>
          </table:table-cell>
        </table:table-row>
        <table:table-row table:style-name="ro1">
          <table:table-cell office:value-type="float" office:value="23.1756426561" calcext:value-type="float">
            <text:p>23.1756426561</text:p>
          </table:table-cell>
          <table:table-cell office:value-type="float" office:value="126.376512337" calcext:value-type="float">
            <text:p>126.376512337</text:p>
          </table:table-cell>
        </table:table-row>
        <table:table-row table:style-name="ro1">
          <table:table-cell office:value-type="float" office:value="27.5843469121" calcext:value-type="float">
            <text:p>27.5843469121</text:p>
          </table:table-cell>
          <table:table-cell office:value-type="float" office:value="128.599175519" calcext:value-type="float">
            <text:p>128.599175519</text:p>
          </table:table-cell>
        </table:table-row>
        <table:table-row table:style-name="ro1">
          <table:table-cell office:value-type="float" office:value="27.5843469121" calcext:value-type="float">
            <text:p>27.5843469121</text:p>
          </table:table-cell>
          <table:table-cell office:value-type="float" office:value="195.006898404" calcext:value-type="float">
            <text:p>195.006898404</text:p>
          </table:table-cell>
        </table:table-row>
        <table:table-row table:style-name="ro1">
          <table:table-cell office:value-type="float" office:value="27.4855866236" calcext:value-type="float">
            <text:p>27.4855866236</text:p>
          </table:table-cell>
          <table:table-cell office:value-type="float" office:value="190.694656979" calcext:value-type="float">
            <text:p>190.694656979</text:p>
          </table:table-cell>
        </table:table-row>
        <table:table-row table:style-name="ro1">
          <table:table-cell office:value-type="float" office:value="27.3190731807" calcext:value-type="float">
            <text:p>27.3190731807</text:p>
          </table:table-cell>
          <table:table-cell office:value-type="float" office:value="191.977184963" calcext:value-type="float">
            <text:p>191.977184963</text:p>
          </table:table-cell>
        </table:table-row>
        <table:table-row table:style-name="ro1">
          <table:table-cell office:value-type="float" office:value="27.1408183561" calcext:value-type="float">
            <text:p>27.1408183561</text:p>
          </table:table-cell>
          <table:table-cell office:value-type="float" office:value="194.095757455" calcext:value-type="float">
            <text:p>194.095757455</text:p>
          </table:table-cell>
        </table:table-row>
        <table:table-row table:style-name="ro1">
          <table:table-cell office:value-type="float" office:value="26.9958769755" calcext:value-type="float">
            <text:p>26.9958769755</text:p>
          </table:table-cell>
          <table:table-cell office:value-type="float" office:value="192.896687742" calcext:value-type="float">
            <text:p>192.896687742</text:p>
          </table:table-cell>
        </table:table-row>
        <table:table-row table:style-name="ro1">
          <table:table-cell office:value-type="float" office:value="14.3498354759" calcext:value-type="float">
            <text:p>14.3498354759</text:p>
          </table:table-cell>
          <table:table-cell office:value-type="float" office:value="196.828244872" calcext:value-type="float">
            <text:p>196.828244872</text:p>
          </table:table-cell>
        </table:table-row>
        <table:table-row table:style-name="ro1">
          <table:table-cell office:value-type="float" office:value="79.8747678983" calcext:value-type="float">
            <text:p>79.8747678983</text:p>
          </table:table-cell>
          <table:table-cell office:value-type="float" office:value="150.854085654" calcext:value-type="float">
            <text:p>150.854085654</text:p>
          </table:table-cell>
        </table:table-row>
        <table:table-row table:style-name="ro1">
          <table:table-cell office:value-type="float" office:value="80.0430488022" calcext:value-type="float">
            <text:p>80.0430488022</text:p>
          </table:table-cell>
          <table:table-cell office:value-type="float" office:value="152.273131998" calcext:value-type="float">
            <text:p>152.273131998</text:p>
          </table:table-cell>
        </table:table-row>
        <table:table-row table:style-name="ro1">
          <table:table-cell office:value-type="float" office:value="85.1620077407" calcext:value-type="float">
            <text:p>85.1620077407</text:p>
          </table:table-cell>
          <table:table-cell office:value-type="float" office:value="109.406513333" calcext:value-type="float">
            <text:p>109.406513333</text:p>
          </table:table-cell>
        </table:table-row>
        <table:table-row table:style-name="ro1">
          <table:table-cell office:value-type="float" office:value="84.3748193144" calcext:value-type="float">
            <text:p>84.3748193144</text:p>
          </table:table-cell>
          <table:table-cell office:value-type="float" office:value="109.781360449" calcext:value-type="float">
            <text:p>109.781360449</text:p>
          </table:table-cell>
        </table:table-row>
        <table:table-row table:style-name="ro1">
          <table:table-cell office:value-type="float" office:value="83.6782111949" calcext:value-type="float">
            <text:p>83.6782111949</text:p>
          </table:table-cell>
          <table:table-cell office:value-type="float" office:value="105.596788315" calcext:value-type="float">
            <text:p>105.596788315</text:p>
          </table:table-cell>
        </table:table-row>
        <table:table-row table:style-name="ro1">
          <table:table-cell office:value-type="float" office:value="83.1433921475" calcext:value-type="float">
            <text:p>83.1433921475</text:p>
          </table:table-cell>
          <table:table-cell office:value-type="float" office:value="97.6861521379" calcext:value-type="float">
            <text:p>97.6861521379</text:p>
          </table:table-cell>
        </table:table-row>
        <table:table-row table:style-name="ro1">
          <table:table-cell office:value-type="float" office:value="83.1433921475" calcext:value-type="float">
            <text:p>83.1433921475</text:p>
          </table:table-cell>
          <table:table-cell office:value-type="float" office:value="39.6872894736" calcext:value-type="float">
            <text:p>39.6872894736</text:p>
          </table:table-cell>
        </table:table-row>
        <table:table-row table:style-name="ro1">
          <table:table-cell office:value-type="float" office:value="83.1433921475" calcext:value-type="float">
            <text:p>83.1433921475</text:p>
          </table:table-cell>
          <table:table-cell office:value-type="float" office:value="26.7164270441" calcext:value-type="float">
            <text:p>26.7164270441</text:p>
          </table:table-cell>
        </table:table-row>
        <table:table-row table:style-name="ro1">
          <table:table-cell office:value-type="float" office:value="83.1433921475" calcext:value-type="float">
            <text:p>83.1433921475</text:p>
          </table:table-cell>
          <table:table-cell office:value-type="float" office:value="28.1114006138" calcext:value-type="float">
            <text:p>28.1114006138</text:p>
          </table:table-cell>
        </table:table-row>
        <table:table-row table:style-name="ro1">
          <table:table-cell office:value-type="float" office:value="83.1433921475" calcext:value-type="float">
            <text:p>83.1433921475</text:p>
          </table:table-cell>
          <table:table-cell office:value-type="float" office:value="44.3372347244" calcext:value-type="float">
            <text:p>44.3372347244</text:p>
          </table:table-cell>
        </table:table-row>
        <table:table-row table:style-name="ro1">
          <table:table-cell office:value-type="float" office:value="80.3109744423" calcext:value-type="float">
            <text:p>80.3109744423</text:p>
          </table:table-cell>
          <table:table-cell office:value-type="float" office:value="48.8274713666" calcext:value-type="float">
            <text:p>48.8274713666</text:p>
          </table:table-cell>
        </table:table-row>
        <table:table-row table:style-name="ro1">
          <table:table-cell office:value-type="float" office:value="83.65430376" calcext:value-type="float">
            <text:p>83.65430376</text:p>
          </table:table-cell>
          <table:table-cell office:value-type="float" office:value="109.097384341" calcext:value-type="float">
            <text:p>109.097384341</text:p>
          </table:table-cell>
        </table:table-row>
        <table:table-row table:style-name="ro1">
          <table:table-cell office:value-type="float" office:value="19.3608467232" calcext:value-type="float">
            <text:p>19.3608467232</text:p>
          </table:table-cell>
          <table:table-cell office:value-type="float" office:value="92.807338355" calcext:value-type="float">
            <text:p>92.807338355</text:p>
          </table:table-cell>
        </table:table-row>
        <table:table-row table:style-name="ro1">
          <table:table-cell office:value-type="float" office:value="19.3608467232" calcext:value-type="float">
            <text:p>19.3608467232</text:p>
          </table:table-cell>
          <table:table-cell office:value-type="float" office:value="96.5547593929" calcext:value-type="float">
            <text:p>96.5547593929</text:p>
          </table:table-cell>
        </table:table-row>
        <table:table-row table:style-name="ro1">
          <table:table-cell office:value-type="float" office:value="91.9179060277" calcext:value-type="float">
            <text:p>91.9179060277</text:p>
          </table:table-cell>
          <table:table-cell office:value-type="float" office:value="100.070888887" calcext:value-type="float">
            <text:p>100.070888887</text:p>
          </table:table-cell>
        </table:table-row>
        <table:table-row table:style-name="ro1">
          <table:table-cell office:value-type="float" office:value="88.7686940719" calcext:value-type="float">
            <text:p>88.7686940719</text:p>
          </table:table-cell>
          <table:table-cell office:value-type="float" office:value="112.919147616" calcext:value-type="float">
            <text:p>112.919147616</text:p>
          </table:table-cell>
        </table:table-row>
        <table:table-row table:style-name="ro1">
          <table:table-cell office:value-type="float" office:value="152.369166597" calcext:value-type="float">
            <text:p>152.369166597</text:p>
          </table:table-cell>
          <table:table-cell office:value-type="float" office:value="114.758809866" calcext:value-type="float">
            <text:p>114.758809866</text:p>
          </table:table-cell>
        </table:table-row>
        <table:table-row table:style-name="ro1">
          <table:table-cell office:value-type="float" office:value="157.630291903" calcext:value-type="float">
            <text:p>157.630291903</text:p>
          </table:table-cell>
          <table:table-cell office:value-type="float" office:value="114.378006627" calcext:value-type="float">
            <text:p>114.378006627</text:p>
          </table:table-cell>
        </table:table-row>
        <table:table-row table:style-name="ro1">
          <table:table-cell office:value-type="float" office:value="158.012741849" calcext:value-type="float">
            <text:p>158.012741849</text:p>
          </table:table-cell>
          <table:table-cell office:value-type="float" office:value="114.928944592" calcext:value-type="float">
            <text:p>114.928944592</text:p>
          </table:table-cell>
        </table:table-row>
        <table:table-row table:style-name="ro1">
          <table:table-cell office:value-type="float" office:value="158.053357379" calcext:value-type="float">
            <text:p>158.053357379</text:p>
          </table:table-cell>
          <table:table-cell office:value-type="float" office:value="111.482398433" calcext:value-type="float">
            <text:p>111.482398433</text:p>
          </table:table-cell>
        </table:table-row>
        <table:table-row table:style-name="ro1">
          <table:table-cell office:value-type="float" office:value="158.292003636" calcext:value-type="float">
            <text:p>158.292003636</text:p>
          </table:table-cell>
          <table:table-cell office:value-type="float" office:value="112.036759779" calcext:value-type="float">
            <text:p>112.036759779</text:p>
          </table:table-cell>
        </table:table-row>
        <table:table-row table:style-name="ro1">
          <table:table-cell office:value-type="float" office:value="158.544621496" calcext:value-type="float">
            <text:p>158.544621496</text:p>
          </table:table-cell>
          <table:table-cell office:value-type="float" office:value="105.877486259" calcext:value-type="float">
            <text:p>105.877486259</text:p>
          </table:table-cell>
        </table:table-row>
        <table:table-row table:style-name="ro1">
          <table:table-cell office:value-type="float" office:value="158.638506697" calcext:value-type="float">
            <text:p>158.638506697</text:p>
          </table:table-cell>
          <table:table-cell office:value-type="float" office:value="81.3478165948" calcext:value-type="float">
            <text:p>81.3478165948</text:p>
          </table:table-cell>
        </table:table-row>
        <table:table-row table:style-name="ro1">
          <table:table-cell office:value-type="float" office:value="158.685274584" calcext:value-type="float">
            <text:p>158.685274584</text:p>
          </table:table-cell>
          <table:table-cell office:value-type="float" office:value="94.5337090651" calcext:value-type="float">
            <text:p>94.5337090651</text:p>
          </table:table-cell>
        </table:table-row>
        <table:table-row table:style-name="ro1">
          <table:table-cell office:value-type="float" office:value="172.345645429" calcext:value-type="float">
            <text:p>172.345645429</text:p>
          </table:table-cell>
          <table:table-cell office:value-type="float" office:value="52.0439384861" calcext:value-type="float">
            <text:p>52.0439384861</text:p>
          </table:table-cell>
        </table:table-row>
        <table:table-row table:style-name="ro1">
          <table:table-cell office:value-type="float" office:value="176.5067491" calcext:value-type="float">
            <text:p>176.5067491</text:p>
          </table:table-cell>
          <table:table-cell office:value-type="float" office:value="64.2055630948" calcext:value-type="float">
            <text:p>64.2055630948</text:p>
          </table:table-cell>
        </table:table-row>
        <table:table-row table:style-name="ro1">
          <table:table-cell office:value-type="float" office:value="101.740136166" calcext:value-type="float">
            <text:p>101.740136166</text:p>
          </table:table-cell>
          <table:table-cell office:value-type="float" office:value="69.9266571163" calcext:value-type="float">
            <text:p>69.9266571163</text:p>
          </table:table-cell>
        </table:table-row>
        <table:table-row table:style-name="ro1">
          <table:table-cell office:value-type="float" office:value="110.320064975" calcext:value-type="float">
            <text:p>110.320064975</text:p>
          </table:table-cell>
          <table:table-cell office:value-type="float" office:value="76.7316474729" calcext:value-type="float">
            <text:p>76.7316474729</text:p>
          </table:table-cell>
        </table:table-row>
        <table:table-row table:style-name="ro1">
          <table:table-cell office:value-type="float" office:value="58.6506660481" calcext:value-type="float">
            <text:p>58.6506660481</text:p>
          </table:table-cell>
          <table:table-cell office:value-type="float" office:value="86.2324350654" calcext:value-type="float">
            <text:p>86.2324350654</text:p>
          </table:table-cell>
        </table:table-row>
        <table:table-row table:style-name="ro1">
          <table:table-cell office:value-type="float" office:value="58.6209221445" calcext:value-type="float">
            <text:p>58.6209221445</text:p>
          </table:table-cell>
          <table:table-cell office:value-type="float" office:value="86.3950867317" calcext:value-type="float">
            <text:p>86.3950867317</text:p>
          </table:table-cell>
        </table:table-row>
        <table:table-row table:style-name="ro1">
          <table:table-cell office:value-type="float" office:value="54.1548194624" calcext:value-type="float">
            <text:p>54.1548194624</text:p>
          </table:table-cell>
          <table:table-cell office:value-type="float" office:value="84.2470259089" calcext:value-type="float">
            <text:p>84.2470259089</text:p>
          </table:table-cell>
        </table:table-row>
        <table:table-row table:style-name="ro1">
          <table:table-cell office:value-type="float" office:value="48.9276378621" calcext:value-type="float">
            <text:p>48.9276378621</text:p>
          </table:table-cell>
          <table:table-cell office:value-type="float" office:value="73.5841812417" calcext:value-type="float">
            <text:p>73.5841812417</text:p>
          </table:table-cell>
        </table:table-row>
        <table:table-row table:style-name="ro1">
          <table:table-cell office:value-type="float" office:value="48.3426520315" calcext:value-type="float">
            <text:p>48.3426520315</text:p>
          </table:table-cell>
          <table:table-cell office:value-type="float" office:value="73.8759609454" calcext:value-type="float">
            <text:p>73.8759609454</text:p>
          </table:table-cell>
        </table:table-row>
        <table:table-row table:style-name="ro1">
          <table:table-cell office:value-type="float" office:value="45.5143465336" calcext:value-type="float">
            <text:p>45.5143465336</text:p>
          </table:table-cell>
          <table:table-cell office:value-type="float" office:value="69.972243162" calcext:value-type="float">
            <text:p>69.972243162</text:p>
          </table:table-cell>
        </table:table-row>
        <table:table-row table:style-name="ro1">
          <table:table-cell office:value-type="float" office:value="41.2347965559" calcext:value-type="float">
            <text:p>41.2347965559</text:p>
          </table:table-cell>
          <table:table-cell office:value-type="float" office:value="66.458204289" calcext:value-type="float">
            <text:p>66.458204289</text:p>
          </table:table-cell>
        </table:table-row>
        <table:table-row table:style-name="ro1">
          <table:table-cell office:value-type="float" office:value="32.5264905491" calcext:value-type="float">
            <text:p>32.5264905491</text:p>
          </table:table-cell>
          <table:table-cell office:value-type="float" office:value="67.8041795326" calcext:value-type="float">
            <text:p>67.8041795326</text:p>
          </table:table-cell>
        </table:table-row>
        <table:table-row table:style-name="ro1">
          <table:table-cell office:value-type="float" office:value="32.1658301189" calcext:value-type="float">
            <text:p>32.1658301189</text:p>
          </table:table-cell>
          <table:table-cell office:value-type="float" office:value="67.5185399912" calcext:value-type="float">
            <text:p>67.5185399912</text:p>
          </table:table-cell>
        </table:table-row>
        <table:table-row table:style-name="ro1">
          <table:table-cell office:value-type="float" office:value="30.0471445038" calcext:value-type="float">
            <text:p>30.0471445038</text:p>
          </table:table-cell>
          <table:table-cell office:value-type="float" office:value="67.3321815799" calcext:value-type="float">
            <text:p>67.3321815799</text:p>
          </table:table-cell>
        </table:table-row>
        <table:table-row table:style-name="ro1">
          <table:table-cell office:value-type="float" office:value="30.2145064691" calcext:value-type="float">
            <text:p>30.2145064691</text:p>
          </table:table-cell>
          <table:table-cell office:value-type="float" office:value="67.2557674928" calcext:value-type="float">
            <text:p>67.2557674928</text:p>
          </table:table-cell>
        </table:table-row>
        <table:table-row table:style-name="ro1">
          <table:table-cell office:value-type="float" office:value="30.2107544244" calcext:value-type="float">
            <text:p>30.2107544244</text:p>
          </table:table-cell>
          <table:table-cell office:value-type="float" office:value="67.1188698803" calcext:value-type="float">
            <text:p>67.1188698803</text:p>
          </table:table-cell>
        </table:table-row>
        <table:table-row table:style-name="ro1">
          <table:table-cell office:value-type="float" office:value="29.3394725221" calcext:value-type="float">
            <text:p>29.3394725221</text:p>
          </table:table-cell>
          <table:table-cell office:value-type="float" office:value="65.7743488231" calcext:value-type="float">
            <text:p>65.7743488231</text:p>
          </table:table-cell>
        </table:table-row>
        <table:table-row table:style-name="ro1">
          <table:table-cell office:value-type="float" office:value="28.5303520302" calcext:value-type="float">
            <text:p>28.5303520302</text:p>
          </table:table-cell>
          <table:table-cell office:value-type="float" office:value="51.2510599137" calcext:value-type="float">
            <text:p>51.2510599137</text:p>
          </table:table-cell>
        </table:table-row>
        <table:table-row table:style-name="ro1">
          <table:table-cell office:value-type="float" office:value="28.1180367685" calcext:value-type="float">
            <text:p>28.1180367685</text:p>
          </table:table-cell>
          <table:table-cell office:value-type="float" office:value="51.3746845145" calcext:value-type="float">
            <text:p>51.3746845145</text:p>
          </table:table-cell>
        </table:table-row>
        <table:table-row table:style-name="ro1">
          <table:table-cell office:value-type="float" office:value="27.9494403795" calcext:value-type="float">
            <text:p>27.9494403795</text:p>
          </table:table-cell>
          <table:table-cell office:value-type="float" office:value="51.5786566747" calcext:value-type="float">
            <text:p>51.5786566747</text:p>
          </table:table-cell>
        </table:table-row>
        <table:table-row table:style-name="ro1">
          <table:table-cell office:value-type="float" office:value="27.9494403795" calcext:value-type="float">
            <text:p>27.9494403795</text:p>
          </table:table-cell>
          <table:table-cell office:value-type="float" office:value="51.4177304881" calcext:value-type="float">
            <text:p>51.4177304881</text:p>
          </table:table-cell>
        </table:table-row>
        <table:table-row table:style-name="ro1">
          <table:table-cell office:value-type="float" office:value="27.9494403795" calcext:value-type="float">
            <text:p>27.9494403795</text:p>
          </table:table-cell>
          <table:table-cell office:value-type="float" office:value="52.401543397" calcext:value-type="float">
            <text:p>52.401543397</text:p>
          </table:table-cell>
        </table:table-row>
        <table:table-row table:style-name="ro1">
          <table:table-cell office:value-type="float" office:value="44.9839932899" calcext:value-type="float">
            <text:p>44.9839932899</text:p>
          </table:table-cell>
          <table:table-cell office:value-type="float" office:value="52.6379784457" calcext:value-type="float">
            <text:p>52.6379784457</text:p>
          </table:table-cell>
        </table:table-row>
        <table:table-row table:style-name="ro1">
          <table:table-cell office:value-type="float" office:value="39.2281571606" calcext:value-type="float">
            <text:p>39.2281571606</text:p>
          </table:table-cell>
          <table:table-cell office:value-type="float" office:value="64.4700199927" calcext:value-type="float">
            <text:p>64.4700199927</text:p>
          </table:table-cell>
        </table:table-row>
        <table:table-row table:style-name="ro1">
          <table:table-cell office:value-type="float" office:value="39.1335099316" calcext:value-type="float">
            <text:p>39.1335099316</text:p>
          </table:table-cell>
          <table:table-cell office:value-type="float" office:value="64.2089686903" calcext:value-type="float">
            <text:p>64.2089686903</text:p>
          </table:table-cell>
        </table:table-row>
        <table:table-row table:style-name="ro1">
          <table:table-cell office:value-type="float" office:value="44.9481216875" calcext:value-type="float">
            <text:p>44.9481216875</text:p>
          </table:table-cell>
          <table:table-cell office:value-type="float" office:value="65.6508075499" calcext:value-type="float">
            <text:p>65.6508075499</text:p>
          </table:table-cell>
        </table:table-row>
        <table:table-row table:style-name="ro1">
          <table:table-cell office:value-type="float" office:value="44.8971980796" calcext:value-type="float">
            <text:p>44.8971980796</text:p>
          </table:table-cell>
          <table:table-cell office:value-type="float" office:value="62.3144878013" calcext:value-type="float">
            <text:p>62.3144878013</text:p>
          </table:table-cell>
        </table:table-row>
        <table:table-row table:style-name="ro1">
          <table:table-cell office:value-type="float" office:value="42.6172442342" calcext:value-type="float">
            <text:p>42.6172442342</text:p>
          </table:table-cell>
          <table:table-cell office:value-type="float" office:value="74.7971579607" calcext:value-type="float">
            <text:p>74.7971579607</text:p>
          </table:table-cell>
        </table:table-row>
        <table:table-row table:style-name="ro1">
          <table:table-cell office:value-type="float" office:value="42.8057915827" calcext:value-type="float">
            <text:p>42.8057915827</text:p>
          </table:table-cell>
          <table:table-cell office:value-type="float" office:value="83.6861809614" calcext:value-type="float">
            <text:p>83.6861809614</text:p>
          </table:table-cell>
        </table:table-row>
        <table:table-row table:style-name="ro1">
          <table:table-cell office:value-type="float" office:value="41.454670442" calcext:value-type="float">
            <text:p>41.454670442</text:p>
          </table:table-cell>
          <table:table-cell office:value-type="float" office:value="83.4239505283" calcext:value-type="float">
            <text:p>83.4239505283</text:p>
          </table:table-cell>
        </table:table-row>
        <table:table-row table:style-name="ro1">
          <table:table-cell office:value-type="float" office:value="41.3311139683" calcext:value-type="float">
            <text:p>41.3311139683</text:p>
          </table:table-cell>
          <table:table-cell office:value-type="float" office:value="83.7439144532" calcext:value-type="float">
            <text:p>83.7439144532</text:p>
          </table:table-cell>
        </table:table-row>
        <table:table-row table:style-name="ro1">
          <table:table-cell office:value-type="float" office:value="37.0313745143" calcext:value-type="float">
            <text:p>37.0313745143</text:p>
          </table:table-cell>
          <table:table-cell office:value-type="float" office:value="77.5440948166" calcext:value-type="float">
            <text:p>77.5440948166</text:p>
          </table:table-cell>
        </table:table-row>
        <table:table-row table:style-name="ro1">
          <table:table-cell office:value-type="float" office:value="36.1754526341" calcext:value-type="float">
            <text:p>36.1754526341</text:p>
          </table:table-cell>
          <table:table-cell office:value-type="float" office:value="85.7417689141" calcext:value-type="float">
            <text:p>85.7417689141</text:p>
          </table:table-cell>
        </table:table-row>
        <table:table-row table:style-name="ro1">
          <table:table-cell office:value-type="float" office:value="35.9537307238" calcext:value-type="float">
            <text:p>35.9537307238</text:p>
          </table:table-cell>
          <table:table-cell office:value-type="float" office:value="78.6798855523" calcext:value-type="float">
            <text:p>78.6798855523</text:p>
          </table:table-cell>
        </table:table-row>
        <table:table-row table:style-name="ro1">
          <table:table-cell office:value-type="float" office:value="29.7859703483" calcext:value-type="float">
            <text:p>29.7859703483</text:p>
          </table:table-cell>
          <table:table-cell office:value-type="float" office:value="71.6932475094" calcext:value-type="float">
            <text:p>71.6932475094</text:p>
          </table:table-cell>
        </table:table-row>
        <table:table-row table:style-name="ro1">
          <table:table-cell office:value-type="float" office:value="29.1432010005" calcext:value-type="float">
            <text:p>29.1432010005</text:p>
          </table:table-cell>
          <table:table-cell office:value-type="float" office:value="61.7817251835" calcext:value-type="float">
            <text:p>61.7817251835</text:p>
          </table:table-cell>
        </table:table-row>
        <table:table-row table:style-name="ro1">
          <table:table-cell office:value-type="float" office:value="29.4859374568" calcext:value-type="float">
            <text:p>29.4859374568</text:p>
          </table:table-cell>
          <table:table-cell office:value-type="float" office:value="62.0322593861" calcext:value-type="float">
            <text:p>62.0322593861</text:p>
          </table:table-cell>
        </table:table-row>
        <table:table-row table:style-name="ro1">
          <table:table-cell office:value-type="float" office:value="45.5785887959" calcext:value-type="float">
            <text:p>45.5785887959</text:p>
          </table:table-cell>
          <table:table-cell office:value-type="float" office:value="62.0923106808" calcext:value-type="float">
            <text:p>62.0923106808</text:p>
          </table:table-cell>
        </table:table-row>
        <table:table-row table:style-name="ro1">
          <table:table-cell office:value-type="float" office:value="50.6610998057" calcext:value-type="float">
            <text:p>50.6610998057</text:p>
          </table:table-cell>
          <table:table-cell office:value-type="float" office:value="51.1708814425" calcext:value-type="float">
            <text:p>51.1708814425</text:p>
          </table:table-cell>
        </table:table-row>
        <table:table-row table:style-name="ro1">
          <table:table-cell office:value-type="float" office:value="47.4101727864" calcext:value-type="float">
            <text:p>47.4101727864</text:p>
          </table:table-cell>
          <table:table-cell office:value-type="float" office:value="51.1625794483" calcext:value-type="float">
            <text:p>51.1625794483</text:p>
          </table:table-cell>
        </table:table-row>
        <table:table-row table:style-name="ro1">
          <table:table-cell office:value-type="float" office:value="45.3156704179" calcext:value-type="float">
            <text:p>45.3156704179</text:p>
          </table:table-cell>
          <table:table-cell office:value-type="float" office:value="51.3490315844" calcext:value-type="float">
            <text:p>51.3490315844</text:p>
          </table:table-cell>
        </table:table-row>
        <table:table-row table:style-name="ro1">
          <table:table-cell office:value-type="float" office:value="45.3094553242" calcext:value-type="float">
            <text:p>45.3094553242</text:p>
          </table:table-cell>
          <table:table-cell office:value-type="float" office:value="51.9205803927" calcext:value-type="float">
            <text:p>51.9205803927</text:p>
          </table:table-cell>
        </table:table-row>
        <table:table-row table:style-name="ro1">
          <table:table-cell office:value-type="float" office:value="43.8171000238" calcext:value-type="float">
            <text:p>43.8171000238</text:p>
          </table:table-cell>
          <table:table-cell office:value-type="float" office:value="52.0407162652" calcext:value-type="float">
            <text:p>52.0407162652</text:p>
          </table:table-cell>
        </table:table-row>
        <table:table-row table:style-name="ro1">
          <table:table-cell office:value-type="float" office:value="37.8820146865" calcext:value-type="float">
            <text:p>37.8820146865</text:p>
          </table:table-cell>
          <table:table-cell office:value-type="float" office:value="51.9977051594" calcext:value-type="float">
            <text:p>51.9977051594</text:p>
          </table:table-cell>
        </table:table-row>
        <table:table-row table:style-name="ro1">
          <table:table-cell office:value-type="float" office:value="37.5640512602" calcext:value-type="float">
            <text:p>37.5640512602</text:p>
          </table:table-cell>
          <table:table-cell office:value-type="float" office:value="52.6500365709" calcext:value-type="float">
            <text:p>52.6500365709</text:p>
          </table:table-cell>
        </table:table-row>
        <table:table-row table:style-name="ro1">
          <table:table-cell office:value-type="float" office:value="37.2585185908" calcext:value-type="float">
            <text:p>37.2585185908</text:p>
          </table:table-cell>
          <table:table-cell office:value-type="float" office:value="52.7267555127" calcext:value-type="float">
            <text:p>52.7267555127</text:p>
          </table:table-cell>
        </table:table-row>
        <table:table-row table:style-name="ro1">
          <table:table-cell office:value-type="float" office:value="28.8835806008" calcext:value-type="float">
            <text:p>28.8835806008</text:p>
          </table:table-cell>
          <table:table-cell office:value-type="float" office:value="53.1636295586" calcext:value-type="float">
            <text:p>53.1636295586</text:p>
          </table:table-cell>
        </table:table-row>
        <table:table-row table:style-name="ro1">
          <table:table-cell office:value-type="float" office:value="27.7406963672" calcext:value-type="float">
            <text:p>27.7406963672</text:p>
          </table:table-cell>
          <table:table-cell office:value-type="float" office:value="53.7272151786" calcext:value-type="float">
            <text:p>53.7272151786</text:p>
          </table:table-cell>
        </table:table-row>
        <table:table-row table:style-name="ro1">
          <table:table-cell office:value-type="float" office:value="27.6000827183" calcext:value-type="float">
            <text:p>27.6000827183</text:p>
          </table:table-cell>
          <table:table-cell office:value-type="float" office:value="60.4053423875" calcext:value-type="float">
            <text:p>60.4053423875</text:p>
          </table:table-cell>
        </table:table-row>
        <table:table-row table:style-name="ro1">
          <table:table-cell office:value-type="float" office:value="27.3728466717" calcext:value-type="float">
            <text:p>27.3728466717</text:p>
          </table:table-cell>
          <table:table-cell office:value-type="float" office:value="63.3312337817" calcext:value-type="float">
            <text:p>63.3312337817</text:p>
          </table:table-cell>
        </table:table-row>
        <table:table-row table:style-name="ro1">
          <table:table-cell/>
          <table:table-cell office:value-type="float" office:value="69.1058103374" calcext:value-type="float">
            <text:p>69.1058103374</text:p>
          </table:table-cell>
        </table:table-row>
        <table:table-row table:style-name="ro1">
          <table:table-cell/>
          <table:table-cell office:value-type="float" office:value="69.2225190841" calcext:value-type="float">
            <text:p>69.2225190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0:12:56.530321109</meta:creation-date>
    <dc:date>2017-01-12T20:13:49.912536791</dc:date>
    <meta:editing-duration>PT53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